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 officeooo:paragraph-rsid="00172c3b"/>
    </style:style>
    <style:style style:name="P5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3dbe79" officeooo:paragraph-rsid="003dbe79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6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41868b" officeooo:paragraph-rsid="0041868b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7" style:family="paragraph" style:parent-style-name="Exalted">
      <style:paragraph-properties fo:text-align="center" style:justify-single-word="false"/>
      <style:text-properties fo:language="en" fo:country="US"/>
    </style:style>
    <style:style style:name="P8" style:family="paragraph" style:parent-style-name="Exalted">
      <style:paragraph-properties fo:text-align="start" style:justify-single-word="false"/>
      <style:text-properties fo:language="en" fo:country="US" fo:font-weight="bold" style:font-weight-asian="bold"/>
    </style:style>
    <style:style style:name="P9" style:family="paragraph" style:parent-style-name="Exalted">
      <style:paragraph-properties fo:text-align="start" style:justify-single-word="false"/>
      <style:text-properties fo:language="en" fo:country="US" officeooo:paragraph-rsid="0018a16d"/>
    </style:style>
    <style:style style:name="P10" style:family="paragraph" style:parent-style-name="Exalted">
      <style:paragraph-properties fo:text-align="start" style:justify-single-word="false"/>
      <style:text-properties fo:language="en" fo:country="US" officeooo:paragraph-rsid="001ea36f"/>
    </style:style>
    <style:style style:name="P11" style:family="paragraph" style:parent-style-name="Exalted">
      <style:paragraph-properties fo:text-align="start" style:justify-single-word="false"/>
      <style:text-properties fo:language="en" fo:country="US" officeooo:paragraph-rsid="003dbe79"/>
    </style:style>
    <style:style style:name="P12" style:family="paragraph" style:parent-style-name="Exalted">
      <style:paragraph-properties fo:text-align="start" style:justify-single-word="false"/>
      <style:text-properties fo:language="en" fo:country="US" officeooo:paragraph-rsid="0040236f"/>
    </style:style>
    <style:style style:name="P13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7e72a" officeooo:paragraph-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4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c730b" officeooo:paragraph-rsid="003c730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5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dbe79" officeooo:paragraph-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6" style:family="paragraph" style:parent-style-name="Heading_20_2">
      <style:paragraph-properties fo:text-align="start" style:justify-single-word="false"/>
      <style:text-properties fo:color="#0b5394" loext:opacity="100%" style:font-name="Envision Roman" fo:font-size="18pt" fo:language="en" fo:country="US" officeooo:rsid="0037e72a" officeooo:paragraph-rsid="0037e72a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7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18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c730b" officeooo:paragraph-rsid="003c730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9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431a8" officeooo:paragraph-rsid="004431a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0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c725b" officeooo:paragraph-rsid="004c725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1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c725b" officeooo:paragraph-rsid="0050a14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2" style:family="paragraph" style:parent-style-name="Exalted">
      <style:paragraph-properties fo:text-align="start" style:justify-single-word="false"/>
      <style:text-properties fo:language="en" fo:country="US" officeooo:paragraph-rsid="0050a142"/>
    </style:style>
    <style:style style:name="P23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431a8" officeooo:paragraph-rsid="004431a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4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9584c" officeooo:paragraph-rsid="0049584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5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b3e29" officeooo:paragraph-rsid="004b3e2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6" style:family="paragraph" style:parent-style-name="Heading_20_10">
      <style:paragraph-properties fo:break-before="column"/>
      <style:text-properties fo:language="en" fo:country="US"/>
    </style:style>
    <style:style style:name="P27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496cff" officeooo:paragraph-rsid="004b3e29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28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50a142" officeooo:paragraph-rsid="0050a14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loext:opacity="0%" style:font-name="Times New Roman" fo:font-size="10pt" officeooo: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" fo:font-size="10pt" officeooo:rsid="003902e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" fo:font-size="10pt" officeooo:rsid="003bd2f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officeooo: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officeooo:rsid="003f443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officeooo:rsid="00418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4c725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4ecb4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font-weight="normal" officeooo:rsid="003dbe79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style:use-window-font-color="true" loext:opacity="0%" style:font-name="Times New Roman" fo:font-size="10pt" fo:font-weight="normal" officeooo:rsid="00496cff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fo:font-weight="normal" officeooo:rsid="003bd2f3" style:font-weight-asian="normal" style:font-weight-complex="normal"/>
    </style:style>
    <style:style style:name="T13" style:family="text">
      <style:text-properties fo:font-weight="normal" officeooo:rsid="003dbe79" style:font-weight-asian="normal" style:font-weight-complex="normal"/>
    </style:style>
    <style:style style:name="T14" style:family="text">
      <style:text-properties fo:font-weight="normal" officeooo:rsid="0041868b" style:font-weight-asian="normal" style:font-weight-complex="normal"/>
    </style:style>
    <style:style style:name="T15" style:family="text">
      <style:text-properties fo:font-weight="normal" officeooo:rsid="00496cff" style:font-weight-asian="normal" style:font-weight-complex="normal"/>
    </style:style>
    <style:style style:name="T16" style:family="text">
      <style:text-properties officeooo:rsid="003c730b"/>
    </style:style>
    <style:style style:name="T17" style:family="text">
      <style:text-properties officeooo:rsid="003dbe79"/>
    </style:style>
    <style:style style:name="T18" style:family="text">
      <style:text-properties officeooo:rsid="0043670a"/>
    </style:style>
    <style:style style:name="T19" style:family="text">
      <style:text-properties officeooo:rsid="0044eb75"/>
    </style:style>
    <style:style style:name="T20" style:family="text">
      <style:text-properties officeooo:rsid="00460a2f"/>
    </style:style>
    <style:style style:name="T21" style:family="text">
      <style:text-properties officeooo:rsid="0047cabb"/>
    </style:style>
    <style:style style:name="T22" style:family="text">
      <style:text-properties officeooo:rsid="00496cff"/>
    </style:style>
    <style:style style:name="T23" style:family="text">
      <style:text-properties officeooo:rsid="004ecb43"/>
    </style:style>
    <style:style style:name="T24" style:family="text">
      <style:text-properties officeooo:rsid="0050a142"/>
    </style:style>
    <style:style style:name="T25" style:family="text">
      <style:text-properties officeooo:rsid="0053d070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Martial Arts</text:h>
      <text:p text:style-name="P7"/>
      <text:section text:style-name="Sect1" text:name="Section1">
        <text:h text:style-name="P16" text:outline-level="2"><text:span text:style-name="T18">Jade Mountain</text:span> Style</text:h>
        <text:p text:style-name="P8"><text:span text:style-name="T2">Earth</text:span>, <text:span text:style-name="T4">Physique</text:span></text:p>
        <text:p text:style-name="P13"><text:span text:style-name="T16">Any Armor, </text:span>Club or Sword.</text:p>
        <text:p text:style-name="P14">The Earth Dragon is relentless, and cannot be deterred from their motions, or moved when they do not want to be. <text:s/>Gain +2 defense against any actions to either forcibly move (knockback), or halt the movement of the stylist.</text:p>
        <text:p text:style-name="P14">As well, the stylist becomes encased in armor if they do not have any. It has the same stats as artifact Heavy Armor. (+2 Soak, -1 Evasion.)</text:p>
        <text:p text:style-name="P19">However, practitioners of the Jade Mountain Style <text:span text:style-name="T21">must keep their</text:span> feet <text:span text:style-name="T19">stabilized on solid ground</text:span>. Breaking that connection for longer than a simple jump will render the benefits of this style <text:span text:style-name="T21">void, and unable to activate techniques.</text:span></text:p>
        <text:p text:style-name="P19">Earth Aspect Dragonbloods <text:span text:style-name="T20">in totemic Anima Flare are always in connection with the pole of Earth and may ignore this requirement.</text:span></text:p>
        <text:h text:style-name="P6" text:outline-level="3"><text:span text:style-name="T25">Boulder-</text:span>Crushing Force</text:h>
        <text:p text:style-name="P12"><text:span text:style-name="T1">Cost: </text:span><text:span text:style-name="T14">2</text:span><text:span text:style-name="T10">m</text:span><text:line-break/><text:span text:style-name="T1">Type:</text:span> <text:span text:style-name="T7">Supplemental</text:span><text:line-break/><text:span text:style-name="T1">Mins:</text:span> <text:span text:style-name="T3">Earth</text:span> <text:span text:style-name="T17">2</text:span></text:p>
        <text:p text:style-name="P24">Striking with overwhelming force, the stylist may target Soak instead of DV on their attack.</text:p>
        <text:h text:style-name="P27" text:outline-level="3">Pasiap Still Stands</text:h>
        <text:p text:style-name="P11"><text:span text:style-name="T1">Cost: </text:span><text:span text:style-name="T15">(2</text:span><text:span text:style-name="T10">m </text:span><text:span text:style-name="T11">per dmg)</text:span><text:line-break/><text:span text:style-name="T1">Type:</text:span> <text:span text:style-name="T5">Reflexive; Turn</text:span><text:line-break/><text:span text:style-name="T1">Mins:</text:span> <text:span text:style-name="T3">Earth</text:span> <text:span text:style-name="T17">2</text:span></text:p>
        <text:p text:style-name="P23">The Stylist reinforces themselves <text:span text:style-name="T22">with the strength of the earth itself. <text:s/>When receiving an attack, or defending another, they may reduce the damage dealt to them by up to (Essence), at a cost of 2m per health.</text:span></text:p>
        <text:p text:style-name="P25">This damage is redistributed into the ground below the stylist, cracking, tearing, and rippling through the earth or flooring, potentially shattering and breaking the ground.</text:p>
        <text:h text:style-name="P28" text:outline-level="3">Lesser Technique 3</text:h>
        <text:p text:style-name="P9"><text:span text:style-name="T1">Cost: </text:span><text:span text:style-name="T13">3</text:span><text:span text:style-name="T12">m</text:span><text:line-break/><text:span text:style-name="T1">Type:</text:span> <text:span text:style-name="T6">Supplemental.</text:span><text:line-break/><text:span text:style-name="T1">Mins:</text:span> <text:span text:style-name="T3">Earth</text:span> <text:span text:style-name="T17">3</text:span></text:p>
        <text:p text:style-name="P15">&lt;<text:span text:style-name="T24">Reserved&gt;</text:span></text:p>
        <text:h text:style-name="P4" text:outline-level="3"/>
        <text:h text:style-name="P26" text:outline-level="10">Greater Techniques</text:h>
        <text:h text:style-name="P5" text:outline-level="3">Falling Rockslide Onslaught</text:h>
        <text:p text:style-name="P10"><text:span text:style-name="T1">Cost: </text:span>7m<text:line-break/><text:span text:style-name="T1">Type:</text:span> <text:span text:style-name="T8">Supplemental</text:span><text:line-break/><text:span text:style-name="T1">Mins:</text:span> <text:span text:style-name="T9">Earth 4</text:span></text:p>
        <text:p text:style-name="P20">The Stylist strikes the environment, sending a shock-wave of broken earth to their target as a Ranged attack vs. Evasion.</text:p>
        <text:p text:style-name="P20">Should the target fail, they will become trapped in an avalanche of debris, unable to move for at least (Essence) rounds.</text:p>
        <text:p text:style-name="P20">Regardless, the targeted area becomes a shattered wasteland of an environmental hazard, requiring an Athletics roll to traverse.</text:p>
        <text:h text:style-name="P28" text:outline-level="3">Greater Technique 2</text:h>
        <text:p text:style-name="P22"><text:span text:style-name="T1">Cost: </text:span>7m<text:line-break/><text:span text:style-name="T1">Type:</text:span> <text:span text:style-name="T8">Supplemental</text:span><text:line-break/><text:span text:style-name="T1">Mins:</text:span> <text:span text:style-name="T9">Earth 4</text:span></text:p>
        <text:p text:style-name="P21">&lt;<text:span text:style-name="T24">Reserved&gt;</text:span></text:p>
        <text:h text:style-name="P3" text:outline-level="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paragraph" style:default-outline-level="">
      <style:paragraph-properties fo:margin-top="0in" fo:margin-bottom="0.0598in" style:contextual-spacing="false" fo:text-align="start" style:justify-single-word="false" fo:orphans="0" fo:widows="0"/>
      <style:text-properties fo:color="#2a6099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Spectral1" style:font-family-asian="Spectral" style:font-family-generic-asian="system" style:font-pitch-asian="variable" style:font-size-asian="10pt" style:language-asian="hi" style:country-asian="IN" style:font-size-complex="10pt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meta:editing-cycles>49</meta:editing-cycles>
    <dc:title>Martial Arts</dc:title>
    <meta:editing-duration>PT1H44S</meta:editing-duration>
    <meta:generator>LibreOffice/7.1.1.2$Windows_X86_64 LibreOffice_project/fe0b08f4af1bacafe4c7ecc87ce55bb426164676</meta:generator>
    <dc:creator>Samuel Smith</dc:creator>
    <dc:date>2021-04-17T10:06:19.287000000</dc:date>
    <meta:document-statistic meta:table-count="0" meta:image-count="0" meta:object-count="0" meta:page-count="1" meta:paragraph-count="31" meta:word-count="332" meta:character-count="2008" meta:non-whitespace-character-count="1705"/>
  </office:meta>
</office:document-meta>
</file>